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Nimbus Sans L"/>
    </style:style>
    <style:style style:name="P2" style:family="paragraph" style:parent-style-name="Standard">
      <style:text-properties style:font-name="Nimbus Sans L" fo:font-size="8pt" officeooo:rsid="00200297" officeooo:paragraph-rsid="00326198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Nimbus Sans L" fo:font-size="8pt" officeooo:rsid="002223e1" officeooo:paragraph-rsid="003bba9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Nimbus Sans L" fo:font-size="8pt" officeooo:rsid="003b0e25" officeooo:paragraph-rsid="003b0e25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Nimbus Sans L" fo:font-size="8pt" officeooo:rsid="003b0e25" officeooo:paragraph-rsid="00451899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8pt" officeooo:rsid="003b0e25" officeooo:paragraph-rsid="004a8ed3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Nimbus Sans L" fo:font-size="8pt" officeooo:rsid="003b0e25" officeooo:paragraph-rsid="003b0e25" style:font-size-asian="8pt" style:font-size-complex="8pt"/>
    </style:style>
    <style:style style:name="P8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9" style:family="paragraph" style:parent-style-name="Standard">
      <style:text-properties style:font-name="Nimbus Sans L" fo:font-size="12pt" officeooo:rsid="0020bac8" officeooo:paragraph-rsid="00326198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Nimbus Sans L" fo:font-size="12pt" officeooo:rsid="0020bac8" officeooo:paragraph-rsid="0020bac8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Nimbus Sans L" fo:font-size="12pt" officeooo:rsid="0020bac8" officeooo:paragraph-rsid="004b5939" style:font-size-asian="12pt" style:font-size-complex="12pt"/>
    </style:style>
    <style:style style:name="P12" style:family="paragraph" style:parent-style-name="Standard">
      <style:text-properties style:font-name="Nimbus Sans L" fo:font-size="12pt" officeooo:rsid="0020bac8" officeooo:paragraph-rsid="003bba9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3b0e25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544c09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451899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462f3a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4a8ed3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4b5939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5565c9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563d23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58a05a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607c40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Nimbus Sans L" fo:font-size="12pt" officeooo:rsid="003b0e25" officeooo:paragraph-rsid="003b0e25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Nimbus Sans L" fo:font-size="12pt" fo:font-weight="bold" officeooo:rsid="0020bac8" officeooo:paragraph-rsid="0020bac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3b0e25" officeooo:paragraph-rsid="003b0e25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Nimbus Sans L" fo:font-size="12pt" style:text-underline-style="none" officeooo:rsid="003b0e25" officeooo:paragraph-rsid="0058a05a" style:font-size-asian="12pt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3bfc85" officeooo:paragraph-rsid="003bfc85" style:font-size-asian="12pt" style:font-size-complex="12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3bfc85" officeooo:paragraph-rsid="003ce14b" style:font-size-asian="12pt" style:font-size-complex="12pt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19f3c" officeooo:paragraph-rsid="00535d17" style:font-size-asian="12pt" style:font-size-complex="12pt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19f3c" officeooo:paragraph-rsid="0056cd83" style:font-size-asian="12pt" style:font-size-complex="12pt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7d044" officeooo:paragraph-rsid="0057d044" style:font-size-asian="12pt" style:font-size-complex="12pt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Nimbus Sans L" fo:font-size="12pt" officeooo:rsid="003b0e25" officeooo:paragraph-rsid="00544c09" style:font-size-asian="12pt" style:font-size-complex="12pt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Nimbus Sans L" fo:font-size="12pt" officeooo:rsid="003b0e25" officeooo:paragraph-rsid="003b0e25" style:font-size-asian="12pt" style:font-size-complex="12pt"/>
    </style:style>
    <style:style style:name="P34" style:family="paragraph" style:parent-style-name="Standard" style:list-style-name="L3">
      <style:paragraph-properties fo:text-align="start" style:justify-single-word="false"/>
      <style:text-properties style:font-name="Nimbus Sans L" fo:font-size="12pt" officeooo:rsid="003b0e25" officeooo:paragraph-rsid="003b0e25" style:font-size-asian="12pt" style:font-size-complex="12pt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Nimbus Sans L" fo:font-size="12pt" officeooo:rsid="003b0e25" officeooo:paragraph-rsid="00462f3a" style:font-size-asian="12pt" style:font-size-complex="12pt"/>
    </style:style>
    <style:style style:name="P36" style:family="paragraph" style:parent-style-name="Standard" style:list-style-name="L6">
      <style:paragraph-properties fo:text-align="start" style:justify-single-word="false"/>
      <style:text-properties style:font-name="Nimbus Sans L" fo:font-size="12pt" officeooo:rsid="003b0e25" officeooo:paragraph-rsid="003b0e25" style:font-size-asian="12pt" style:font-size-complex="12pt"/>
    </style:style>
    <style:style style:name="P37" style:family="paragraph" style:parent-style-name="Standard" style:list-style-name="L6">
      <style:paragraph-properties fo:text-align="start" style:justify-single-word="false"/>
      <style:text-properties style:font-name="Nimbus Sans L" fo:font-size="12pt" officeooo:rsid="003b0e25" officeooo:paragraph-rsid="00563d23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3b0e25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7415ef" style:font-size-asian="12pt" style:font-size-complex="12pt"/>
    </style:style>
    <style:style style:name="P40" style:family="paragraph" style:parent-style-name="Standard" style:list-style-name="L3">
      <style:paragraph-properties fo:text-align="start" style:justify-single-word="false"/>
      <style:text-properties style:font-name="Nimbus Sans L" fo:font-size="12pt" officeooo:rsid="0020bac8" officeooo:paragraph-rsid="004a3943" style:font-size-asian="12pt" style:font-size-complex="12pt"/>
    </style:style>
    <style:style style:name="P41" style:family="paragraph" style:parent-style-name="Standard" style:list-style-name="L3">
      <style:paragraph-properties fo:text-align="start" style:justify-single-word="false"/>
      <style:text-properties style:font-name="Nimbus Sans L" fo:font-size="12pt" officeooo:rsid="0020bac8" officeooo:paragraph-rsid="004fc106" style:font-size-asian="12pt" style:font-size-complex="12pt"/>
    </style:style>
    <style:style style:name="P42" style:family="paragraph" style:parent-style-name="Standard" style:list-style-name="L3">
      <style:paragraph-properties fo:text-align="start" style:justify-single-word="false"/>
      <style:text-properties style:font-name="Nimbus Sans L" fo:font-size="8pt" officeooo:rsid="003b0e25" officeooo:paragraph-rsid="003b0e25" style:font-size-asian="8pt" style:font-size-complex="8pt"/>
    </style:style>
    <style:style style:name="P43" style:family="paragraph" style:parent-style-name="Standard" style:list-style-name="L5">
      <style:paragraph-properties fo:text-align="start" style:justify-single-word="false"/>
      <style:text-properties style:font-name="Nimbus Sans L" officeooo:paragraph-rsid="0065ab21"/>
    </style:style>
    <style:style style:name="P44" style:family="paragraph" style:parent-style-name="Standard" style:list-style-name="L5">
      <style:paragraph-properties fo:text-align="start" style:justify-single-word="false"/>
      <style:text-properties style:font-name="Nimbus Sans L" officeooo:paragraph-rsid="0056cd8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d04a"/>
    </style:style>
    <style:style style:name="T3" style:family="text">
      <style:text-properties style:text-underline-style="solid" style:text-underline-width="auto" style:text-underline-color="font-color" officeooo:rsid="0020bac8"/>
    </style:style>
    <style:style style:name="T4" style:family="text">
      <style:text-properties style:text-underline-style="solid" style:text-underline-width="auto" style:text-underline-color="font-color" officeooo:rsid="0057d044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9d04a"/>
    </style:style>
    <style:style style:name="T7" style:family="text">
      <style:text-properties style:text-underline-style="none" officeooo:rsid="0057d044"/>
    </style:style>
    <style:style style:name="T8" style:family="text">
      <style:text-properties officeooo:rsid="004362eb"/>
    </style:style>
    <style:style style:name="T9" style:family="text">
      <style:text-properties officeooo:rsid="0020bac8"/>
    </style:style>
    <style:style style:name="T10" style:family="text">
      <style:text-properties officeooo:rsid="00544c09"/>
    </style:style>
    <style:style style:name="T11" style:family="text">
      <style:text-properties fo:font-size="12pt" officeooo:rsid="0020bac8" style:font-size-asian="12pt" style:font-size-complex="12pt"/>
    </style:style>
    <style:style style:name="T12" style:family="text">
      <style:text-properties fo:font-size="12pt" officeooo:rsid="003b0e25" style:font-size-asian="12pt" style:font-size-complex="12pt"/>
    </style:style>
    <style:style style:name="T13" style:family="text">
      <style:text-properties fo:font-size="12pt" style:text-underline-style="solid" style:text-underline-width="auto" style:text-underline-color="font-color" officeooo:rsid="0020bac8" style:font-size-asian="12pt" style:font-size-complex="12pt"/>
    </style:style>
    <style:style style:name="T14" style:family="text">
      <style:text-properties fo:font-size="12pt" style:text-underline-style="solid" style:text-underline-width="auto" style:text-underline-color="font-color" officeooo:rsid="003b0e25" style:font-size-asian="12pt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ПРОТОКОЛ</text:p>
      <text:p text:style-name="P23">организационного (учредительного) <text:s/>собрания по созданию</text:p>
      <text:p text:style-name="P23">Первичной профсоюзной организации</text:p>
      <text:p text:style-name="P23">Белорусского Независимого профсоюза работников</text:p>
      <text:p text:style-name="P13"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3"><text:span text:style-name="T1"/></text:p>
      <text:p text:style-name="P13"/>
      <text:p text:style-name="P12"><text:span text:style-name="T5"><text:tab/></text:span><text:span text:style-name="T1"><text:tab/><text:tab/><text:tab/></text:span></text:p>
      <text:p text:style-name="P3"><text:tab/><text:tab/>(дата)</text:p>
      <text:p text:style-name="P13"/>
      <text:p text:style-name="P13">Место проведения собрания: <text:span text:style-name="T1"><text:tab/><text:tab/><text:tab/><text:tab/><text:tab/><text:tab/><text:tab/><text:tab/><text:tab/></text:span></text:p>
      <text:p text:style-name="P25"><text:tab/><text:tab/><text:tab/><text:tab/><text:tab/><text:tab/><text:tab/><text:tab/><text:tab/><text:tab/><text:tab/><text:tab/><text:tab/></text:p>
      <text:p text:style-name="P7">(город, <text:span text:style-name="T8">организация (</text:span>предприятие<text:span text:style-name="T8">)</text:span>)</text:p>
      <text:p text:style-name="P13"/>
      <text:p text:style-name="P13"/>
      <text:p text:style-name="P13">Присутствовали:</text:p>
      <text:list xml:id="list5193601561913658104" text:style-name="L1">
        <text:list-item>
          <text:p text:style-name="P27"><text:tab/><text:tab/><text:tab/><text:tab/><text:tab/><text:tab/><text:tab/><text:tab/></text:p>
        </text:list-item>
        <text:list-item>
          <text:p text:style-name="P27"><text:tab/><text:tab/><text:tab/><text:tab/><text:tab/><text:tab/><text:tab/><text:tab/></text:p>
        </text:list-item>
        <text:list-item>
          <text:p text:style-name="P27"><text:tab/><text:tab/><text:tab/><text:tab/><text:tab/><text:tab/><text:tab/><text:tab/></text:p>
        </text:list-item>
        <text:list-item>
          <text:p text:style-name="P27"><text:tab/><text:tab/><text:tab/><text:tab/><text:tab/><text:tab/><text:tab/><text:tab/></text:p>
        </text:list-item>
        <text:list-item>
          <text:p text:style-name="P27"><text:tab/><text:tab/><text:tab/><text:tab/><text:tab/><text:tab/><text:tab/><text:tab/></text:p>
        </text:list-item>
        <text:list-item>
          <text:p text:style-name="P27"><text:tab/><text:tab/><text:tab/><text:tab/><text:tab/><text:tab/><text:tab/><text:tab/></text:p>
        </text:list-item>
        <text:list-item>
          <text:p text:style-name="P27"><text:tab/><text:tab/><text:tab/><text:tab/><text:tab/><text:tab/><text:tab/><text:tab/></text:p>
        </text:list-item>
        <text:list-item>
          <text:p text:style-name="P27"><text:tab/><text:tab/><text:tab/><text:tab/><text:tab/><text:tab/><text:tab/><text:tab/></text:p>
        </text:list-item>
        <text:list-item>
          <text:p text:style-name="P27"><text:tab/><text:tab/><text:tab/><text:tab/><text:tab/><text:tab/><text:tab/><text:tab/></text:p>
        </text:list-item>
        <text:list-item>
          <text:p text:style-name="P28"><text:tab/><text:tab/><text:tab/><text:tab/><text:tab/><text:tab/><text:tab/><text:tab/></text:p>
        </text:list-item>
        <text:list-item>
          <text:p text:style-name="P28"><text:tab/><text:tab/><text:tab/><text:tab/><text:tab/><text:tab/><text:tab/><text:tab/></text:p>
        </text:list-item>
        <text:list-item>
          <text:p text:style-name="P28"><text:tab/><text:tab/><text:tab/><text:tab/><text:tab/><text:tab/><text:tab/><text:tab/></text:p>
        </text:list-item>
        <text:list-item>
          <text:p text:style-name="P28"><text:tab/><text:tab/><text:tab/><text:tab/><text:tab/><text:tab/><text:tab/><text:tab/></text:p>
        </text:list-item>
        <text:list-item>
          <text:p text:style-name="P28"><text:tab/><text:tab/><text:tab/><text:tab/><text:tab/><text:tab/><text:tab/><text:tab/></text:p>
        </text:list-item>
        <text:list-item>
          <text:p text:style-name="P28"><text:tab/><text:tab/><text:tab/><text:tab/><text:tab/><text:tab/><text:tab/><text:tab/></text:p>
        </text:list-item>
        <text:list-item>
          <text:p text:style-name="P28"><text:tab/><text:tab/><text:tab/><text:tab/><text:tab/><text:tab/><text:tab/><text:tab/></text:p>
        </text:list-item>
        <text:list-item>
          <text:p text:style-name="P28"><text:tab/><text:tab/><text:tab/><text:tab/><text:tab/><text:tab/><text:tab/><text:tab/></text:p>
        </text:list-item>
        <text:list-item>
          <text:p text:style-name="P28"><text:tab/><text:tab/><text:tab/><text:tab/><text:tab/><text:tab/><text:tab/><text:tab/></text:p>
        </text:list-item>
        <text:list-item>
          <text:p text:style-name="P28"><text:tab/><text:tab/><text:tab/><text:tab/><text:tab/><text:tab/><text:tab/><text:tab/></text:p>
        </text:list-item>
        <text:list-item>
          <text:p text:style-name="P28"><text:tab/><text:tab/><text:tab/><text:tab/><text:tab/><text:tab/><text:tab/><text:tab/></text:p>
        </text:list-item>
        <text:list-item>
          <text:p text:style-name="P28"><text:tab/><text:tab/><text:tab/><text:tab/><text:tab/><text:tab/><text:tab/><text:tab/></text:p>
        </text:list-item>
      </text:list>
      <text:p text:style-name="P13"/>
      <text:p text:style-name="P13"/>
      <text:p text:style-name="P13"><text:tab/>Председатель собрания <text:tab/><text:span text:style-name="T1"><text:tab/><text:tab/><text:tab/><text:tab/><text:tab/><text:tab/><text:tab/><text:tab/></text:span></text:p>
      <text:p text:style-name="P13"><text:tab/>Секретарь собрания <text:span text:style-name="T1"><text:tab/><text:tab/><text:tab/><text:tab/><text:tab/><text:tab/><text:tab/><text:tab/><text:tab/></text:span></text:p>
      <text:p text:style-name="P13"/>
      <text:p text:style-name="P13">ПОВЕСТКА <text:s/>ДНЯ:</text:p>
      <text:list xml:id="list7977174955684589490" text:style-name="L2">
        <text:list-item>
          <text:p text:style-name="P32">О создании Первичн<text:span text:style-name="T10">ой </text:span>профсоюзной организации.</text:p>
        </text:list-item>
        <text:list-item>
          <text:p text:style-name="P33">Выборы руководящих и контролирующих органов.</text:p>
        </text:list-item>
        <text:list-item>
          <text:p text:style-name="P32">О наделении полномочий в процессе регистрации Первичн<text:span text:style-name="T10">ой </text:span>профсоюзной организации.</text:p>
        </text:list-item>
      </text:list>
      <text:p text:style-name="P13"><text:soft-page-break/>СЛУШАЛИ: <text:span text:style-name="T1"><text:tab/><text:tab/><text:tab/><text:tab/><text:tab/><text:tab/></text:span> о создании профсоюзной организации.</text:p>
      <text:p text:style-name="P4"><text:tab/><text:tab/><text:tab/><text:tab/>(Ф. И. О.)</text:p>
      <text:p text:style-name="P15"/>
      <text:p text:style-name="P15">ВЫСТУПИЛИ: <text:span text:style-name="T1"><text:tab/><text:tab/><text:tab/><text:tab/><text:tab/><text:tab/></text:span> ознакомил присутствующих с</text:p>
      <text:p text:style-name="P5"><text:tab/><text:tab/><text:tab/><text:tab/><text:tab/>(Ф. И. О.)</text:p>
      <text:p text:style-name="P15">Уставом профсоюза.</text:p>
      <text:p text:style-name="P13"/>
      <text:p text:style-name="P13">ПОСТАНОВИЛИ:</text:p>
      <text:list xml:id="list1578118159550058646" text:style-name="L3">
        <text:list-item>
          <text:p text:style-name="P34">Создать Первичную профсоюзную организацию Белорусского Независимого профсоюза работников <text:span text:style-name="T1"><text:tab/><text:tab/><text:tab/><text:tab/><text:tab/><text:tab/><text:tab/><text:tab/><text:tab/></text:span></text:p>
          <text:p text:style-name="P42"><text:tab/><text:tab/><text:tab/><text:tab/><text:tab/><text:tab/><text:tab/>(указать название)</text:p>
        </text:list-item>
      </text:list>
      <text:p text:style-name="P13"><text:tab/><text:span text:style-name="T1"><text:tab/><text:tab/><text:tab/><text:tab/><text:tab/><text:tab/><text:tab/><text:tab/><text:tab/><text:tab/><text:tab/><text:tab/></text:span></text:p>
      <text:list xml:id="list212643675346266" text:continue-numbering="true" text:style-name="L3">
        <text:list-header>
          <text:p text:style-name="P40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header>
        <text:list-item>
          <text:p text:style-name="P35">В своей деятельности руководствоваться Уставом <text:span text:style-name="T1"><text:tab/><text:tab/><text:tab/><text:tab/></text:span> </text:p>
        </text:list-item>
      </text:list>
      <text:p text:style-name="P16"><text:tab/><text:span text:style-name="T1"><text:tab/><text:tab/><text:tab/><text:tab/><text:tab/><text:tab/><text:tab/><text:tab/><text:tab/><text:tab/><text:tab/><text:tab/></text:span></text:p>
      <text:list xml:id="list212643021273603" text:continue-numbering="true" text:style-name="L3">
        <text:list-header>
          <text:p text:style-name="P40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header>
      </text:list>
      <text:p text:style-name="P13"/>
      <text:p text:style-name="P17"/>
      <text:p text:style-name="P17">СЛУШАЛИ: <text:span text:style-name="T1"><text:tab/><text:tab/><text:tab/><text:tab/><text:tab/><text:tab/><text:tab/><text:tab/></text:span> об избрании руководящих и</text:p>
      <text:p text:style-name="P6"><text:tab/><text:tab/><text:tab/><text:tab/><text:tab/>(Ф. И. О.)</text:p>
      <text:p text:style-name="P17">контролирующих органов.</text:p>
      <text:p text:style-name="P13"/>
      <text:p text:style-name="P13">ВЫСТУПИЛИ:</text:p>
      <text:p text:style-name="P13"><text:span text:style-name="T1"><text:tab/><text:tab/><text:tab/><text:tab/></text:span> предложил (а) избрать <text:span text:style-name="T1"><text:tab/><text:tab/><text:tab/><text:tab/><text:tab/><text:tab/> <text:s/></text:span>, его количественный и персональный состав.</text:p>
      <text:p text:style-name="P13"/>
      <text:p text:style-name="P13">ПОСТАНОВИЛИ:</text:p>
      <text:p text:style-name="P13">Избрать <text:span text:style-name="T1"><text:tab/><text:tab/><text:tab/><text:tab/><text:tab/><text:tab/><text:tab/><text:tab/></text:span> в количестве <text:span text:style-name="T1"><text:tab/> <text:s text:c="2"/></text:span><text:s/>чел. </text:p>
      <text:p text:style-name="P4"><text:tab/><text:tab/>(название руководящего органа, предусмотренного <text:s/>Уставом)</text:p>
      <text:list xml:id="list212644647709423" text:continue-numbering="true" text:style-name="L3">
        <text:list-header>
          <text:p text:style-name="P41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header>
      </text:list>
      <text:p text:style-name="P13"/>
      <text:p text:style-name="P13">В состав <text:span text:style-name="T1"><text:tab/><text:tab/><text:tab/><text:tab/><text:tab/><text:tab/><text:tab/><text:tab/> </text:span><text:s/>предложены кандидатуры:</text:p>
      <text:list xml:id="list3899026160950424923" text:style-name="L4">
        <text:list-item>
          <text:p text:style-name="P29"><text:tab/><text:tab/><text:tab/><text:tab/><text:tab/><text:tab/><text:tab/><text:tab/><text:tab/><text:tab/><text:tab/><text:tab/></text:p>
        </text:list-item>
        <text:list-item>
          <text:p text:style-name="P29"><text:tab/><text:tab/><text:tab/><text:tab/><text:tab/><text:tab/><text:tab/><text:tab/><text:tab/><text:tab/><text:tab/><text:tab/></text:p>
        </text:list-item>
        <text:list-item>
          <text:p text:style-name="P29"><text:tab/><text:tab/><text:tab/><text:tab/><text:tab/><text:tab/><text:tab/><text:tab/><text:tab/><text:tab/><text:tab/><text:tab/></text:p>
        </text:list-item>
      </text:list>
      <text:p text:style-name="P13"/>
      <text:p text:style-name="P20">ПОСТАНОВИЛИ:</text:p>
      <text:list xml:id="list7089606005799949826" text:style-name="L5">
        <text:list-item>
          <text:p text:style-name="P43"><text:span text:style-name="T12">Избрать в </text:span><text:span text:style-name="T14"><text:tab/><text:tab/><text:tab/><text:tab/><text:tab/><text:tab/><text:tab/><text:tab/><text:tab/><text:tab/><text:tab/></text:span></text:p>
          <text:p text:style-name="P43"><text:span text:style-name="T11">Голосовали: «за» - </text:span><text:span text:style-name="T13"><text:tab/></text:span><text:span text:style-name="T11">, «против» - <text:tab/></text:span><text:span text:style-name="T13"><text:tab/></text:span><text:span text:style-name="T11">, «воздержались» - </text:span><text:span text:style-name="T13"><text:tab/></text:span><text:span text:style-name="T11">.</text:span></text:p>
        </text:list-item>
        <text:list-item>
          <text:p text:style-name="P30"><text:tab/><text:tab/><text:tab/><text:tab/><text:tab/><text:tab/><text:tab/><text:tab/><text:tab/><text:tab/><text:tab/><text:tab/></text:p>
          <text:p text:style-name="P44"><text:span text:style-name="T11">Голосовали: «за» - </text:span><text:span text:style-name="T13"><text:tab/></text:span><text:span text:style-name="T11">, «против» - <text:tab/></text:span><text:span text:style-name="T13"><text:tab/></text:span><text:span text:style-name="T11">, «воздержались» - </text:span><text:span text:style-name="T13"><text:tab/></text:span><text:span text:style-name="T11">.</text:span></text:p>
        </text:list-item>
        <text:list-item>
          <text:p text:style-name="P30"><text:tab/><text:tab/><text:tab/><text:tab/><text:tab/><text:tab/><text:tab/><text:tab/><text:tab/><text:tab/><text:tab/><text:tab/></text:p>
          <text:p text:style-name="P44"><text:span text:style-name="T11">Голосовали: «за» - </text:span><text:span text:style-name="T13"><text:tab/></text:span><text:span text:style-name="T11">, «против» - <text:tab/></text:span><text:span text:style-name="T13"><text:tab/></text:span><text:span text:style-name="T11">, «воздержались» - </text:span><text:span text:style-name="T13"><text:tab/></text:span><text:span text:style-name="T11">.</text:span></text:p>
        </text:list-item>
      </text:list>
      <text:p text:style-name="P13"/>
      <text:p text:style-name="P13"/>
      <text:p text:style-name="P13">СЛУШАЛИ: <text:span text:style-name="T1"><text:tab/><text:tab/><text:tab/><text:tab/><text:tab/><text:tab/><text:tab/><text:tab/></text:span> об избрании председателя<text:span text:style-name="T1"><text:tab/><text:tab/><text:tab/><text:tab/><text:tab/><text:tab/><text:tab/><text:tab/><text:tab/><text:tab/><text:tab/><text:tab/><text:tab/></text:span><text:span text:style-name="T5">.</text:span></text:p>
      <text:p text:style-name="P13"/>
      <text:p text:style-name="P13">ВЫСТУПИЛИ: <text:span text:style-name="T1"><text:tab/><text:tab/><text:tab/><text:tab/><text:tab/><text:tab/><text:tab/><text:tab/><text:tab/><text:tab/><text:tab/></text:span><text:span text:style-name="T5">.</text:span></text:p>
      <text:p text:style-name="P14"><text:soft-page-break/>ПОСТАНОВИЛИ:</text:p>
      <text:p text:style-name="P21">Избрать председателем <text:span text:style-name="T1"><text:tab/><text:tab/><text:tab/><text:tab/><text:tab/><text:tab/><text:tab/><text:tab/><text:tab/><text:tab/></text:span><text:span text:style-name="T5">.</text:span></text:p>
      <text:p text:style-name="P21"><text:span text:style-name="T9">Голосовали: «за» - </text:span><text:span text:style-name="T3"><text:tab/></text:span><text:span text:style-name="T9">, «против» - <text:tab/></text:span><text:span text:style-name="T3"><text:tab/></text:span><text:span text:style-name="T9">, «воздержались» - </text:span><text:span text:style-name="T3"><text:tab/></text:span><text:span text:style-name="T9">.</text:span></text:p>
      <text:p text:style-name="P13"/>
      <text:p text:style-name="P13"/>
      <text:p text:style-name="P13">СЛУШАЛИ: <text:span text:style-name="T1"><text:tab/><text:tab/><text:tab/><text:tab/><text:tab/><text:tab/><text:tab/></text:span> об избрании секретаря-казначея.</text:p>
      <text:p text:style-name="P13"/>
      <text:p text:style-name="P13">ВЫСТУПИЛИ: <text:span text:style-name="T1"><text:tab/><text:tab/><text:tab/><text:tab/><text:tab/><text:tab/><text:tab/><text:tab/><text:tab/><text:tab/><text:tab/></text:span><text:span text:style-name="T5">.</text:span></text:p>
      <text:p text:style-name="P13"/>
      <text:p text:style-name="P22">ПОСТАНОВИЛИ:</text:p>
      <text:p text:style-name="P22">Избрать секретарем-казначеем <text:span text:style-name="T1"><text:tab/><text:tab/><text:tab/><text:tab/><text:tab/><text:tab/><text:tab/><text:tab/></text:span>.</text:p>
      <text:p text:style-name="P19"><text:span text:style-name="T9">Голосовали: «за» - </text:span><text:span text:style-name="T3"><text:tab/></text:span><text:span text:style-name="T9">, «против» - <text:tab/></text:span><text:span text:style-name="T3"><text:tab/></text:span><text:span text:style-name="T9">, «воздержались» - </text:span><text:span text:style-name="T3"><text:tab/></text:span><text:span text:style-name="T9">.</text:span></text:p>
      <text:p text:style-name="P13"/>
      <text:p text:style-name="P13"/>
      <text:p text:style-name="P13">СЛУШАЛИ: <text:span text:style-name="T1"><text:tab/><text:tab/><text:tab/><text:tab/><text:tab/><text:tab/></text:span> об избрании контрольно-ревизионной комиссии.</text:p>
      <text:p text:style-name="P13"/>
      <text:p text:style-name="P21">ВЫСТУПИЛИ: <text:span text:style-name="T4"><text:tab/><text:tab/><text:tab/><text:tab/><text:tab/><text:tab/><text:tab/><text:tab/><text:tab/><text:tab/><text:tab/></text:span><text:span text:style-name="T7">.</text:span></text:p>
      <text:p text:style-name="P26"/>
      <text:p text:style-name="P13">ПОСТАНОВИЛИ: </text:p>
      <text:list xml:id="list3877562524290449106" text:style-name="L6">
        <text:list-item>
          <text:p text:style-name="P36">Избрать контрольно-ревизионную комиссию в количестве трех человек.</text:p>
        </text:list-item>
        <text:list-item>
          <text:p text:style-name="P36">В ревизионную комиссию избрать:</text:p>
          <text:list>
            <text:list-item>
              <text:p text:style-name="P31"><text:tab/><text:tab/><text:tab/><text:tab/><text:tab/><text:tab/><text:tab/><text:tab/><text:tab/><text:tab/><text:tab/><text:tab/></text:p>
              <text:p text:style-name="P37"><text:span text:style-name="T9">Голосовали: «за» - </text:span><text:span text:style-name="T3"><text:tab/></text:span><text:span text:style-name="T9">, «против» - <text:tab/></text:span><text:span text:style-name="T3"><text:tab/></text:span><text:span text:style-name="T9">, «воздержались» - </text:span><text:span text:style-name="T3"><text:tab/></text:span><text:span text:style-name="T9">.</text:span></text:p>
            </text:list-item>
          </text:list>
          <text:p text:style-name="P36"/>
          <text:list text:continue-numbering="true">
            <text:list-item>
              <text:p text:style-name="P31"><text:tab/><text:tab/><text:tab/><text:tab/><text:tab/><text:tab/><text:tab/><text:tab/><text:tab/><text:tab/><text:tab/><text:tab/></text:p>
              <text:p text:style-name="P37"><text:span text:style-name="T9">Голосовали: «за» - </text:span><text:span text:style-name="T3"><text:tab/></text:span><text:span text:style-name="T9">, «против» - <text:tab/></text:span><text:span text:style-name="T3"><text:tab/></text:span><text:span text:style-name="T9">, «воздержались» - </text:span><text:span text:style-name="T3"><text:tab/></text:span><text:span text:style-name="T9">.</text:span></text:p>
            </text:list-item>
          </text:list>
          <text:p text:style-name="P36"/>
          <text:list text:continue-numbering="true">
            <text:list-item>
              <text:p text:style-name="P31"><text:tab/><text:tab/><text:tab/><text:tab/><text:tab/><text:tab/><text:tab/><text:tab/><text:tab/><text:tab/><text:tab/><text:tab/></text:p>
              <text:p text:style-name="P37"><text:span text:style-name="T9">Голосовали: «за» - </text:span><text:span text:style-name="T3"><text:tab/></text:span><text:span text:style-name="T9">, «против» - <text:tab/></text:span><text:span text:style-name="T3"><text:tab/></text:span><text:span text:style-name="T9">, «воздержались» - </text:span><text:span text:style-name="T3"><text:tab/></text:span><text:span text:style-name="T9">.</text:span></text:p>
            </text:list-item>
          </text:list>
        </text:list-item>
      </text:list>
      <text:p text:style-name="P13"/>
      <text:p text:style-name="P13"/>
      <text:p text:style-name="P13">СЛУШАЛИ: <text:span text:style-name="T1"><text:tab/><text:tab/><text:tab/><text:tab/><text:tab/><text:tab/><text:tab/><text:tab/></text:span> о наделении полномочиями в процессе регистрации профсоюзной организации.</text:p>
      <text:p text:style-name="P13"/>
      <text:p text:style-name="P18">ПОСТАНОВИЛИ:</text:p>
      <text:p text:style-name="P39">Поручить председателю <text:span text:style-name="T1"><text:tab/><text:tab/><text:tab/><text:tab/><text:tab/><text:tab/><text:tab/><text:tab/><text:tab/></text:span></text:p>
      <text:p text:style-name="P39">зарегистрировать 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3">как первичную профсоюзную организацию в <text:span text:style-name="T1"><text:tab/><text:tab/><text:tab/><text:tab/><text:tab/><text:tab/><text:tab/><text:tab/><text:tab/><text:tab/><text:tab/><text:tab/><text:tab/><text:tab/><text:tab/><text:tab/><text:tab/><text:tab/><text:tab/></text:span>.</text:p>
      <text:p text:style-name="P11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<text:p text:style-name="P10"/>
      <text:p text:style-name="P9">Председатель собрания<text:tab/><text:tab/><text:span text:style-name="T2"><text:tab/><text:tab/><text:tab/></text:span><text:span text:style-name="T6"><text:tab/></text:span><text:span text:style-name="T2"><text:tab/><text:tab/><text:tab/><text:tab/><text:tab/></text:span></text:p>
      <text:p text:style-name="P2"><text:tab/><text:tab/><text:tab/><text:tab/><text:tab/><text:tab/>(подпись)<text:tab/><text:tab/><text:tab/><text:tab/>(Ф. И. О.)</text:p>
      <text:p text:style-name="P8"/>
      <text:p text:style-name="P9">Секретарь собрания<text:tab/><text:tab/><text:span text:style-name="T2"><text:tab/><text:tab/><text:tab/></text:span><text:span text:style-name="T6"><text:tab/></text:span><text:span text:style-name="T2"><text:tab/><text:tab/><text:tab/><text:tab/><text:tab/></text:span></text:p>
      <text:p text:style-name="P2"><text:tab/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Nimbus Sans L"/>
    </style:style>
    <style:page-layout style:name="Mpm1">
      <style:page-layout-properties fo:page-width="8.2701in" fo:page-height="11.6902in" style:num-format="1" style:print-orientation="portrait" fo:margin-top="0.7874in" fo:margin-bottom="0.659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1:26:42.559377430</dc:date>
    <meta:editing-duration>PT3H17S</meta:editing-duration>
    <meta:editing-cycles>99</meta:editing-cycles>
    <meta:generator>LibreOffice/5.2.7.2$Linux_X86_64 LibreOffice_project/20m0$Build-2</meta:generator>
    <meta:document-statistic meta:table-count="0" meta:image-count="0" meta:object-count="0" meta:page-count="3" meta:paragraph-count="103" meta:word-count="345" meta:character-count="3046" meta:non-whitespace-character-count="2086"/>
  </office:meta>
</office:document-meta>
</file>